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6d8" officeooo:paragraph-rsid="001a76d8"/>
    </style:style>
    <style:style style:name="P2" style:family="paragraph" style:parent-style-name="Standard">
      <style:text-properties officeooo:rsid="001c34a7" officeooo:paragraph-rsid="001c34a7"/>
    </style:style>
    <style:style style:name="P3" style:family="paragraph" style:parent-style-name="Standard">
      <style:text-properties officeooo:rsid="001a76d8" officeooo:paragraph-rsid="001fe952"/>
    </style:style>
    <style:style style:name="P4" style:family="paragraph" style:parent-style-name="Standard">
      <style:text-properties officeooo:rsid="001a76d8" officeooo:paragraph-rsid="001a76d8"/>
    </style:style>
    <style:style style:name="P5" style:family="paragraph" style:parent-style-name="Standard">
      <style:text-properties officeooo:rsid="00204a0f" officeooo:paragraph-rsid="00204a0f"/>
    </style:style>
    <style:style style:name="P6" style:family="paragraph" style:parent-style-name="Standard">
      <style:text-properties officeooo:rsid="0028b73a" officeooo:paragraph-rsid="0028b73a"/>
    </style:style>
    <style:style style:name="T1" style:family="text">
      <style:text-properties officeooo:rsid="001c34a7"/>
    </style:style>
    <style:style style:name="T2" style:family="text">
      <style:text-properties officeooo:rsid="001fe952"/>
    </style:style>
    <style:style style:name="T3" style:family="text">
      <style:text-properties officeooo:rsid="0028b7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 : manual do comando (ex: man ls)</text:p>
      <text:p text:style-name="P2">whatis : o que é o comando, descrição curta</text:p>
      <text:p text:style-name="P2">apropos : encontra um comando relacionado ao termo pesquisado</text:p>
      <text:p text:style-name="P2"/>
      <text:p text:style-name="P3">ls : lista conteúdo do diretório</text:p>
      <text:p text:style-name="P3"><text:span text:style-name="T2"><text:tab/></text:span>-a : inclui conteúdo oculto</text:p>
      <text:p text:style-name="P2"><text:tab/> * : mostra arquivos dentro dos diretórios também</text:p>
      <text:p text:style-name="P1">cd : muda o diretório</text:p>
      <text:p text:style-name="P1">pwd : mostra o caminho atual do diretório</text:p>
      <text:p text:style-name="P1">mv : move arquivo ou diretório</text:p>
      <text:p text:style-name="P1">cp : copia arquivo</text:p>
      <text:p text:style-name="P1">rm / rmdir -rf : remove arquivo / diretório a força</text:p>
      <text:p text:style-name="P1">cat : mostra conteúdo do arquivo</text:p>
      <text:p text:style-name="P5"><text:tab/>&gt; : cria arquivo com os valores</text:p>
      <text:p text:style-name="P6"><text:tab/>Também serve pra fundir arquivos (cat cores.txt frutas.txt &gt; tudo.txt)</text:p>
      <text:p text:style-name="P5"><text:tab/>&gt;<text:span text:style-name="T3">&gt;</text:span> : adiciona valores a arquivo existente</text:p>
      <text:p text:style-name="P5"><text:tab/>ctrl+d : finaliza a edição</text:p>
      <text:p text:style-name="P1"/>
      <text:p text:style-name="P1">less : <text:s/>mostra o conteúdo do arquivo por página</text:p>
      <text:p text:style-name="P1">head : mostra as 10 primeiras linhas do arquivo (-x pra número específico)</text:p>
      <text:p text:style-name="P1">tail : mostra as 10 últimas linhas do arquivo (-x pra número específico)</text:p>
      <text:p text:style-name="P1"><text:tab/>*cmds adicionais:<text:tab/>espaço : próxima página</text:p>
      <text:p text:style-name="P1"><text:tab/><text:tab/><text:tab/><text:tab/>q : quit</text:p>
      <text:p text:style-name="P1"><text:tab/><text:tab/><text:tab/><text:tab/>/ : digita valor a ser encontrado</text:p>
      <text:p text:style-name="P1"><text:tab/><text:tab/><text:tab/><text:tab/>n : next value</text:p>
      <text:p text:style-name="P1"/>
      <text:p text:style-name="P1">grep : busca informação específica no arquivo (ex: grep Toy filmes.txt)</text:p>
      <text:p text:style-name="P1"><text:tab/>-i : ignora se é maiúsculo ou minúsculo</text:p>
      <text:p text:style-name="P1"><text:tab/>-v : busca inversa, o que NÃO tem o valor digitado</text:p>
      <text:p text:style-name="P2"><text:tab/>-c : mostra quantas vezes o valor foi encontrado no arquivo</text:p>
      <text:p text:style-name="P2"/>
      <text:p text:style-name="P2">wc : word count (linhas palavras caracteres)</text:p>
      <text:p text:style-name="P2"><text:tab/>-w : só words</text:p>
      <text:p text:style-name="P2"><text:tab/>-l : só linhas</text:p>
      <text:p text:style-name="P2"><text:tab/>-c : só caractere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04:21.134589638</meta:creation-date>
    <meta:editing-duration>PT1H19M42S</meta:editing-duration>
    <meta:editing-cycles>4</meta:editing-cycles>
    <meta:generator>LibreOffice/6.4.7.2$Linux_X86_64 LibreOffice_project/40$Build-2</meta:generator>
    <dc:date>2022-02-15T11:34:13.013504645</dc:date>
    <meta:document-statistic meta:table-count="0" meta:image-count="0" meta:object-count="0" meta:page-count="1" meta:paragraph-count="31" meta:word-count="229" meta:character-count="1231" meta:non-whitespace-character-count="1006"/>
  </office:meta>
</office:document-meta>
</file>